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font-name="Carlito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14b0f8"/>
    </style:style>
    <style:style style:name="P6" style:family="paragraph" style:parent-style-name="Text_20_body">
      <style:paragraph-properties fo:margin-left="0cm" fo:margin-right="0cm" fo:text-indent="0cm" style:auto-text-indent="false" fo:break-before="page"/>
      <style:text-properties officeooo:paragraph-rsid="0014b0f8"/>
    </style:style>
    <style:style style:name="P7" style:family="paragraph" style:parent-style-name="Heading_20_3">
      <style:text-properties style:font-name="Carlito"/>
    </style:style>
    <style:style style:name="P8" style:family="paragraph" style:parent-style-name="Text_20_body" style:list-style-name="L1">
      <style:text-properties style:font-name="Carlito"/>
    </style:style>
    <style:style style:name="P9" style:family="paragraph" style:parent-style-name="Text_20_body" style:list-style-name="L1"/>
    <style:style style:name="P10" style:family="paragraph" style:parent-style-name="Horizontal_20_Line">
      <style:text-properties style:font-name="Carlito"/>
    </style:style>
    <style:style style:name="P11" style:family="paragraph" style:parent-style-name="Text_20_body" style:list-style-name="L2">
      <style:text-properties style:font-name="Carlito"/>
    </style:style>
    <style:style style:name="P12" style:family="paragraph" style:parent-style-name="Text_20_body" style:list-style-name="L2"/>
    <style:style style:name="P13" style:family="paragraph" style:parent-style-name="Heading_20_3">
      <style:text-properties style:font-name="Carlito" fo:font-size="14pt" style:font-size-asian="14pt" style:font-size-complex="14pt"/>
    </style:style>
    <style:style style:name="P14" style:family="paragraph" style:parent-style-name="Text_20_body" style:list-style-name="L3">
      <style:text-properties style:font-name="Carlito"/>
    </style:style>
    <style:style style:name="P15" style:family="paragraph" style:parent-style-name="Text_20_body" style:list-style-name="L3"/>
    <style:style style:name="P16" style:family="paragraph" style:parent-style-name="Text_20_body">
      <style:text-properties style:font-name="Carlito"/>
    </style:style>
    <style:style style:name="P17" style:family="paragraph" style:parent-style-name="Text_20_body" style:list-style-name="L4">
      <style:text-properties style:font-name="Carlito"/>
    </style:style>
    <style:style style:name="P18" style:family="paragraph" style:parent-style-name="Text_20_body" style:list-style-name="L5"/>
    <style:style style:name="P19" style:family="paragraph" style:parent-style-name="Standard">
      <style:paragraph-properties fo:margin-left="0cm" fo:margin-right="0cm" fo:text-indent="0cm" style:auto-text-indent="false"/>
      <style:text-properties style:font-name="Carlito" officeooo:rsid="0014b0f8" officeooo:paragraph-rsid="001621f3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rlito" officeooo:rsid="0014b0f8" officeooo:paragraph-rsid="001621f3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Carlito" officeooo:paragraph-rsid="0014b0f8"/>
    </style:style>
    <style:style style:name="P22" style:family="paragraph" style:parent-style-name="Heading_20_4">
      <style:paragraph-properties fo:break-before="page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4b0f8" officeooo:paragraph-rsid="001621f3"/>
    </style:style>
    <style:style style:name="T1" style:family="text">
      <style:text-properties style:font-name="Carlito"/>
    </style:style>
    <style:style style:name="T2" style:family="text">
      <style:text-properties style:font-name="Carlito" officeooo:rsid="001621f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3986407098"/>CRUD de tabla a elegir<text:bookmark-end text:name="__RefHeading___Toc30_3986407098"/></text:h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30_3986407098" text:style-name="Index_20_Link" text:visited-style-name="Index_20_Link">CRUD de tabla a elegir<text:tab/>1</text:a></text:p>
          <text:p text:style-name="P4"><text:a xlink:type="simple" xlink:href="#__RefHeading___Toc386_3986407098" text:style-name="Index_20_Link" text:visited-style-name="Index_20_Link">1. Crear Proyecto con Maven<text:tab/>2</text:a></text:p>
          <text:p text:style-name="P4"><text:a xlink:type="simple" xlink:href="#__RefHeading___Toc388_3986407098" text:style-name="Index_20_Link" text:visited-style-name="Index_20_Link">2. Crear la conexión a la base de datos<text:tab/>2</text:a></text:p>
          <text:p text:style-name="P4"><text:a xlink:type="simple" xlink:href="#__RefHeading___Toc390_3986407098" text:style-name="Index_20_Link" text:visited-style-name="Index_20_Link">3. Crear las entidades<text:tab/>2</text:a></text:p>
          <text:p text:style-name="P4"><text:a xlink:type="simple" xlink:href="#__RefHeading___Toc392_3986407098" text:style-name="Index_20_Link" text:visited-style-name="Index_20_Link">4. Añadir las tablas<text:tab/>3</text:a></text:p>
          <text:p text:style-name="P4"><text:a xlink:type="simple" xlink:href="#__RefHeading___Toc394_3986407098" text:style-name="Index_20_Link" text:visited-style-name="Index_20_Link">5. Añadir dependencias en el archivo pom.xml<text:tab/>3</text:a></text:p>
        </text:index-body>
      </text:table-of-content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/>
      <text:p text:style-name="P6"/>
      <text:p text:style-name="Horizontal_20_Line"/>
      <text:h text:style-name="P7" text:outline-level="3"><text:bookmark-start text:name="__RefHeading___Toc386_3986407098"/>1. Crear Proyecto con Maven<text:bookmark-end text:name="__RefHeading___Toc386_3986407098"/></text:h>
      <text:list text:style-name="L1">
        <text:list-item>
          <text:p text:style-name="P8">Creamos un nuevo proyecto Java con Maven en el IDE de nuestra preferencia (NetBeans, IntelliJ, Eclipse, etc.).</text:p>
        </text:list-item>
        <text:list-item>
          <text:p text:style-name="P9"><text:span text:style-name="T1">Asignamos un nombre significativo al proyecto, por ejemplo: </text:span><text:span text:style-name="Source_20_Text"><text:span text:style-name="T1">CRUDExample</text:span></text:span><text:span text:style-name="T1">.</text:span></text:p>
        </text:list-item>
      </text:list>
      <text:p text:style-name="P10"/>
      <text:h text:style-name="P7" text:outline-level="3"><text:bookmark-start text:name="__RefHeading___Toc388_3986407098"/>2. Crear la conexión a la base de datos<text:bookmark-end text:name="__RefHeading___Toc388_3986407098"/></text:h>
      <text:list text:style-name="L2">
        <text:list-item>
          <text:p text:style-name="P11">En NetBeans:</text:p>
          <text:list>
            <text:list-item>
              <text:p text:style-name="P12"><text:span text:style-name="T1">Ir a </text:span><text:span text:style-name="Strong_20_Emphasis"><text:span text:style-name="T1">Services</text:span></text:span><text:span text:style-name="T1"> &gt; </text:span><text:span text:style-name="Strong_20_Emphasis"><text:span text:style-name="T1">Databases</text:span></text:span><text:span text:style-name="T1">.</text:span></text:p>
            </text:list-item>
            <text:list-item>
              <text:p text:style-name="P12"><text:span text:style-name="T1">Hacer clic en </text:span><text:span text:style-name="Strong_20_Emphasis"><text:span text:style-name="T1">New Connection</text:span></text:span><text:span text:style-name="T1"> y configurar los detalles de la conexión:</text:span></text:p>
              <text:list>
                <text:list-item>
                  <text:p text:style-name="P12"><text:span text:style-name="Strong_20_Emphasis"><text:span text:style-name="T1">Driver</text:span></text:span><text:span text:style-name="T1">: Seleccionar </text:span><text:span text:style-name="Source_20_Text"><text:span text:style-name="T1">MySQL (Connector/J)</text:span></text:span><text:span text:style-name="T1">.</text:span></text:p>
                </text:list-item>
                <text:list-item>
                  <text:p text:style-name="P12"><text:span text:style-name="Strong_20_Emphasis"><text:span text:style-name="T1">Host</text:span></text:span><text:span text:style-name="T1">: Especificar el host de la base de datos (por defecto: </text:span><text:span text:style-name="Source_20_Text"><text:span text:style-name="T1">localhost</text:span></text:span><text:span text:style-name="T1">).</text:span></text:p>
                </text:list-item>
                <text:list-item>
                  <text:p text:style-name="P12"><text:span text:style-name="Strong_20_Emphasis"><text:span text:style-name="T1">Port</text:span></text:span><text:span text:style-name="T1">: Puerto del servidor MySQL (por defecto: </text:span><text:span text:style-name="Source_20_Text"><text:span text:style-name="T1">3306</text:span></text:span><text:span text:style-name="T1">).</text:span></text:p>
                </text:list-item>
                <text:list-item>
                  <text:p text:style-name="P12"><text:span text:style-name="Strong_20_Emphasis"><text:span text:style-name="T1">Database</text:span></text:span><text:span text:style-name="T1">: Nombre de la base de datos que utilizaremos.</text:span></text:p>
                </text:list-item>
                <text:list-item>
                  <text:p text:style-name="P12"><text:span text:style-name="Strong_20_Emphasis"><text:span text:style-name="T1">User</text:span></text:span><text:span text:style-name="T1">: Nombre de usuario (por ejemplo: </text:span><text:span text:style-name="Source_20_Text"><text:span text:style-name="T1">root</text:span></text:span><text:span text:style-name="T1">).</text:span></text:p>
                </text:list-item>
                <text:list-item>
                  <text:p text:style-name="P12"><text:span text:style-name="Strong_20_Emphasis"><text:span text:style-name="T1">Password</text:span></text:span><text:span text:style-name="T1">: Contraseña correspondiente.</text:span></text:p>
                </text:list-item>
              </text:list>
            </text:list-item>
            <text:list-item>
              <text:p text:style-name="P11">Probar la conexión para asegurarnos de que funciona correctamente.</text:p>
            </text:list-item>
          </text:list>
        </text:list-item>
      </text:list>
      <text:p text:style-name="P10"/>
      <text:h text:style-name="P13" text:outline-level="3"><text:bookmark-start text:name="__RefHeading___Toc390_3986407098"/>3. Crear las entidades<text:bookmark-end text:name="__RefHeading___Toc390_3986407098"/></text:h>
      <text:list text:style-name="L3">
        <text:list-item>
          <text:p text:style-name="P14">Mapear las tablas de la base de datos:</text:p>
          <text:list>
            <text:list-item>
              <text:p text:style-name="P14">En el proyecto, hacer clic derecho sobre el paquete creado.</text:p>
            </text:list-item>
            <text:list-item>
              <text:p text:style-name="P15"><text:span text:style-name="T1">Seleccionar </text:span><text:span text:style-name="Strong_20_Emphasis"><text:span text:style-name="T1">Other &gt; Persistence &gt; Entity Classes from Database</text:span></text:span><text:span text:style-name="T1">.</text:span></text:p>
            </text:list-item>
            <text:list-item>
              <text:p text:style-name="P14">Seleccionar la conexión configurada previamente.</text:p>
            </text:list-item>
            <text:list-item>
              <text:p text:style-name="P14">Elegir las tablas que queremos mapear como entidades.</text:p>
            </text:list-item>
            <text:list-item>
              <text:p text:style-name="P14">NetBeans generará las clases de entidad con las anotaciones necesarias de JPA.</text:p>
              <text:p text:style-name="P14"/>
            </text:list-item>
          </text:list>
        </text:list-item>
      </text:list>
      <text:p text:style-name="P10"/>
      <text:p text:style-name="P16"/>
      <text:p text:style-name="P16"><text:soft-page-break/></text:p>
      <text:p text:style-name="P16"/>
      <text:p text:style-name="P16"/>
      <text:h text:style-name="P7" text:outline-level="3"><text:bookmark-start text:name="__RefHeading___Toc392_3986407098"/>4. Añadir las tablas<text:bookmark-end text:name="__RefHeading___Toc392_3986407098"/></text:h>
      <text:list text:style-name="L4">
        <text:list-item>
          <text:p text:style-name="P17">Asegurarnos de que las tablas seleccionadas en el paso anterior existen y contienen datos relevantes.</text:p>
        </text:list-item>
        <text:list-item>
          <text:p text:style-name="P17">Verificar que las clases generadas contienen atributos que coincidan con las columnas de las tablas.</text:p>
        </text:list-item>
      </text:list>
      <text:p text:style-name="P10"/>
      <text:h text:style-name="Heading_20_3" text:outline-level="3"><text:bookmark-start text:name="__RefHeading___Toc394_3986407098"/><text:span text:style-name="T1">5. Añadir dependencias en el archivo </text:span><text:span text:style-name="Source_20_Text"><text:span text:style-name="T1">pom.xml</text:span></text:span><text:bookmark-end text:name="__RefHeading___Toc394_3986407098"/></text:h>
      <text:list text:style-name="L5">
        <text:list-item>
          <text:p text:style-name="P18"><text:span text:style-name="T1">Editar el archivo </text:span><text:span text:style-name="Source_20_Text"><text:span text:style-name="T1">pom.xml</text:span></text:span><text:span text:style-name="T1"> para incluir las dependencias necesarias </text:span><text:span text:style-name="T2">del conector mysql.</text:span></text:p>
        </text:list-item>
      </text:list>
      <text:p text:style-name="P19"><text:tab/> &lt;dependency&gt;</text:p>
      <text:p text:style-name="P20"><text:s text:c="12"/>&lt;groupId&gt;com.mysql&lt;/groupId&gt;</text:p>
      <text:p text:style-name="P20"><text:s text:c="12"/>&lt;artifactId&gt;mysql-connector-j&lt;/artifactId&gt;</text:p>
      <text:p text:style-name="P20"><text:s text:c="12"/>&lt;version&gt;9.1.0&lt;/version&gt;</text:p>
      <text:p text:style-name="P20"><text:s text:c="8"/>&lt;/dependency&gt;</text:p>
      <text:p text:style-name="P21"/>
      <text:h text:style-name="P22" text:outline-level="4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4b0f8" officeooo:paragraph-rsid="0014b0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Yerai Céspedes Romera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50:44.569000000</meta:creation-date>
    <dc:date>2025-01-22T11:13:34.813000000</dc:date>
    <meta:editing-duration>PT6M10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40" meta:word-count="296" meta:character-count="1864" meta:non-whitespace-character-count="1582"/>
  </office:meta>
</office:document-meta>
</file>